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1.22766666666667cm"/>
    </style:style>
    <style:style style:name="co4" style:family="table-column">
      <style:table-column-properties fo:break-before="auto" style:column-width="1.12183333333333cm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5.35516666666667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10066666666667cm"/>
    </style:style>
    <style:style style:name="co10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ntrenamiento" table:style-name="ta1">
        <table:table-column table:style-name="co1" table:default-cell-style-name="ce7"/>
        <table:table-column table:style-name="co2" table:default-cell-style-name="ce1"/>
        <table:table-column table:style-name="co3" table:default-cell-style-name="ce7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6" table:default-cell-style-name="ce1" table:visibility="collapse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number-columns-repeated="16372" table:default-cell-style-name="ce1"/>
        <table:table-row table:style-name="ro1">
          <table:table-cell office:value-type="string" table:style-name="ce2">
            <text:p>WIDTH</text:p>
          </table:table-cell>
          <table:table-cell office:value-type="string" table:style-name="ce2">
            <text:p>HEIGHT</text:p>
          </table:table-cell>
          <table:table-cell office:value-type="string" table:style-name="ce2">
            <text:p>TOTAL</text:p>
          </table:table-cell>
          <table:table-cell table:number-columns-repeated="5" table:style-name="ce1"/>
          <table:table-cell office:value-type="string" table:style-name="ce2">
            <text:p>WIDTH x HEIGHT (PIXELES)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office:value-type="float" office:value="1600" table:style-name="ce3">
            <text:p>1600</text:p>
          </table:table-cell>
          <table:table-cell office:value-type="float" office:value="1200" table:style-name="ce3">
            <text:p>12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600 x 1200" table:formula="of:=[.A2]&amp;&quot; &quot;&amp;&quot;x&quot;&amp;&quot; &quot;&amp;[.B2]" table:style-name="ce3">
            <text:p>1600 x 12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280" table:style-name="ce3">
            <text:p>1280</text:p>
          </table:table-cell>
          <table:table-cell office:value-type="float" office:value="1024" table:style-name="ce3">
            <text:p>1024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280 x 1024" table:formula="of:=[.A3]&amp;&quot; &quot;&amp;&quot;x&quot;&amp;&quot; &quot;&amp;[.B3]" table:style-name="ce3">
            <text:p>1280 x 1024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024" table:style-name="ce3">
            <text:p>1024</text:p>
          </table:table-cell>
          <table:table-cell office:value-type="float" office:value="768" table:style-name="ce3">
            <text:p>76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024 x 768" table:formula="of:=[.A4]&amp;&quot; &quot;&amp;&quot;x&quot;&amp;&quot; &quot;&amp;[.B4]" table:style-name="ce3">
            <text:p>1024 x 76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008" table:style-name="ce3">
            <text:p>1008</text:p>
          </table:table-cell>
          <table:table-cell office:value-type="float" office:value="1304" table:style-name="ce3">
            <text:p>1304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1008 x 1304" table:formula="of:=[.A5]&amp;&quot; &quot;&amp;&quot;x&quot;&amp;&quot; &quot;&amp;[.B5]" table:style-name="ce3">
            <text:p>1008 x 1304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960" table:style-name="ce3">
            <text:p>960</text:p>
          </table:table-cell>
          <table:table-cell office:value-type="float" office:value="768" table:style-name="ce3">
            <text:p>76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960 x 768" table:formula="of:=[.A6] &amp; &quot; &quot;&amp; &quot;x&quot; &amp;&quot; &quot;&amp; [.B6]" table:style-name="ce3">
            <text:p>960 x 76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800 x 800" table:formula="of:=[.A7] &amp; &quot; &quot;&amp; &quot;x&quot; &amp;&quot; &quot;&amp; [.B7]" table:style-name="ce3">
            <text:p>800 x 8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800" table:style-name="ce3">
            <text:p>800</text:p>
          </table:table-cell>
          <table:table-cell office:value-type="float" office:value="600" table:style-name="ce3">
            <text:p>6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800 x 600" table:formula="of:=[.A8] &amp; &quot; &quot;&amp; &quot;x&quot; &amp;&quot; &quot;&amp; [.B8]" table:style-name="ce3">
            <text:p>800 x 6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800" table:style-name="ce3">
            <text:p>800</text:p>
          </table:table-cell>
          <table:table-cell office:value-type="float" office:value="530" table:style-name="ce3">
            <text:p>530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800 x 530" table:formula="of:=[.A9] &amp; &quot; &quot;&amp; &quot;x&quot; &amp;&quot; &quot;&amp; [.B9]" table:style-name="ce3">
            <text:p>800 x 530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800" table:style-name="ce3">
            <text:p>800</text:p>
          </table:table-cell>
          <table:table-cell office:value-type="float" office:value="515" table:style-name="ce3">
            <text:p>515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800 x 515" table:formula="of:=[.A10] &amp; &quot; &quot;&amp; &quot;x&quot; &amp;&quot; &quot;&amp; [.B10]" table:style-name="ce3">
            <text:p>800 x 515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768" table:style-name="ce3">
            <text:p>768</text:p>
          </table:table-cell>
          <table:table-cell office:value-type="float" office:value="543" table:style-name="ce3">
            <text:p>543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768 x 543" table:formula="of:=[.A11] &amp; &quot; &quot;&amp; &quot;x&quot; &amp;&quot; &quot;&amp; [.B11]" table:style-name="ce3">
            <text:p>768 x 543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750" table:style-name="ce3">
            <text:p>750</text:p>
          </table:table-cell>
          <table:table-cell office:value-type="float" office:value="513" table:style-name="ce3">
            <text:p>513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750 x 513" table:formula="of:=[.A12] &amp; &quot; &quot;&amp; &quot;x&quot; &amp;&quot; &quot;&amp; [.B12]" table:style-name="ce3">
            <text:p>750 x 513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750" table:style-name="ce3">
            <text:p>750</text:p>
          </table:table-cell>
          <table:table-cell office:value-type="float" office:value="485" table:style-name="ce3">
            <text:p>485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750 x 485" table:formula="of:=[.A13] &amp; &quot; &quot;&amp; &quot;x&quot; &amp;&quot; &quot;&amp; [.B13]" table:style-name="ce3">
            <text:p>750 x 485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740" table:style-name="ce3">
            <text:p>740</text:p>
          </table:table-cell>
          <table:table-cell office:value-type="float" office:value="530" table:style-name="ce3">
            <text:p>53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740 x 530" table:formula="of:=[.A14] &amp; &quot; &quot;&amp; &quot;x&quot; &amp;&quot; &quot;&amp; [.B14]" table:style-name="ce3">
            <text:p>740 x 53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670" table:style-name="ce3">
            <text:p>670</text:p>
          </table:table-cell>
          <table:table-cell office:value-type="float" office:value="468" table:style-name="ce3">
            <text:p>46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670 x 468" table:formula="of:=[.A15] &amp; &quot; &quot;&amp; &quot;x&quot; &amp;&quot; &quot;&amp; [.B15]" table:style-name="ce3">
            <text:p>670 x 46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655" table:style-name="ce3">
            <text:p>655</text:p>
          </table:table-cell>
          <table:table-cell office:value-type="float" office:value="600" table:style-name="ce3">
            <text:p>6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655 x 600" table:formula="of:=[.A16] &amp; &quot; &quot;&amp; &quot;x&quot; &amp;&quot; &quot;&amp; [.B16]" table:style-name="ce3">
            <text:p>655 x 6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640" table:style-name="ce3">
            <text:p>640</text:p>
          </table:table-cell>
          <table:table-cell office:value-type="float" office:value="410" table:style-name="ce3">
            <text:p>41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640 x 410" table:formula="of:=[.A17] &amp; &quot; &quot;&amp; &quot;x&quot; &amp;&quot; &quot;&amp; [.B17]" table:style-name="ce3">
            <text:p>640 x 41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635" table:style-name="ce3">
            <text:p>635</text:p>
          </table:table-cell>
          <table:table-cell office:value-type="float" office:value="422" table:style-name="ce3">
            <text:p>422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635 x 422" table:formula="of:=[.A18] &amp; &quot; &quot;&amp; &quot;x&quot; &amp;&quot; &quot;&amp; [.B18]" table:style-name="ce3">
            <text:p>635 x 422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600" table:style-name="ce3">
            <text:p>600</text:p>
          </table:table-cell>
          <table:table-cell office:value-type="float" office:value="450" table:style-name="ce3">
            <text:p>45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600 x 450" table:formula="of:=[.A19] &amp; &quot; &quot;&amp; &quot;x&quot; &amp;&quot; &quot;&amp; [.B19]" table:style-name="ce3">
            <text:p>600 x 45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98" table:style-name="ce3">
            <text:p>598</text:p>
          </table:table-cell>
          <table:table-cell office:value-type="float" office:value="394" table:style-name="ce3">
            <text:p>394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98 x 394" table:formula="of:=[.A20] &amp; &quot; &quot;&amp; &quot;x&quot; &amp;&quot; &quot;&amp; [.B20]" table:style-name="ce3">
            <text:p>598 x 394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96" table:style-name="ce3">
            <text:p>596</text:p>
          </table:table-cell>
          <table:table-cell office:value-type="float" office:value="224" table:style-name="ce3">
            <text:p>224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96 x 224" table:formula="of:=[.A21] &amp; &quot; &quot;&amp; &quot;x&quot; &amp;&quot; &quot;&amp; [.B21]" table:style-name="ce3">
            <text:p>596 x 224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93" table:style-name="ce3">
            <text:p>593</text:p>
          </table:table-cell>
          <table:table-cell office:value-type="float" office:value="404" table:style-name="ce3">
            <text:p>404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93 x 404" table:formula="of:=[.A22] &amp; &quot; &quot;&amp; &quot;x&quot; &amp;&quot; &quot;&amp; [.B22]" table:style-name="ce3">
            <text:p>593 x 404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80" table:style-name="ce3">
            <text:p>580</text:p>
          </table:table-cell>
          <table:table-cell office:value-type="float" office:value="390" table:style-name="ce3">
            <text:p>39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80 x 390" table:formula="of:=[.A23] &amp; &quot; &quot;&amp; &quot;x&quot; &amp;&quot; &quot;&amp; [.B23]" table:style-name="ce3">
            <text:p>580 x 39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33" table:style-name="ce3">
            <text:p>533</text:p>
          </table:table-cell>
          <table:table-cell office:value-type="float" office:value="800" table:style-name="ce3">
            <text:p>8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33 x 800" table:formula="of:=[.A24] &amp; &quot; &quot;&amp; &quot;x&quot; &amp;&quot; &quot;&amp; [.B24]" table:style-name="ce3">
            <text:p>533 x 8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26" table:style-name="ce3">
            <text:p>526</text:p>
          </table:table-cell>
          <table:table-cell office:value-type="float" office:value="320" table:style-name="ce3">
            <text:p>320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26 x 320" table:formula="of:=[.A25] &amp; &quot; &quot;&amp; &quot;x&quot; &amp;&quot; &quot;&amp; [.B25]" table:style-name="ce3">
            <text:p>526 x 320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10" table:style-name="ce3">
            <text:p>510</text:p>
          </table:table-cell>
          <table:table-cell office:value-type="float" office:value="340" table:style-name="ce3">
            <text:p>340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10 x 340" table:formula="of:=[.A26] &amp; &quot; &quot;&amp; &quot;x&quot; &amp;&quot; &quot;&amp; [.B26]" table:style-name="ce3">
            <text:p>510 x 340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7" table:style-name="ce3">
            <text:p>507</text:p>
          </table:table-cell>
          <table:table-cell office:value-type="float" office:value="720" table:style-name="ce3">
            <text:p>72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7 x 720" table:formula="of:=[.A27] &amp; &quot; &quot;&amp; &quot;x&quot; &amp;&quot; &quot;&amp; [.B27]" table:style-name="ce3">
            <text:p>507 x 72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2" table:style-name="ce3">
            <text:p>502</text:p>
          </table:table-cell>
          <table:table-cell office:value-type="float" office:value="333" table:style-name="ce3">
            <text:p>333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2 x 333" table:formula="of:=[.A28] &amp; &quot; &quot;&amp; &quot;x&quot; &amp;&quot; &quot;&amp; [.B28]" table:style-name="ce3">
            <text:p>502 x 333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500" table:style-name="ce3">
            <text:p>500</text:p>
          </table:table-cell>
          <table:table-cell office:value-type="float" office:value="21" table:style-name="ce3">
            <text:p>21</text:p>
          </table:table-cell>
          <table:table-cell table:number-columns-repeated="5" table:style-name="ce1"/>
          <table:table-cell office:value-type="string" office:string-value="500 x 500" table:formula="of:=[.A29] &amp; &quot; &quot;&amp; &quot;x&quot; &amp;&quot; &quot;&amp; [.B29]" table:style-name="ce4">
            <text:p>500 x 500</text:p>
          </table:table-cell>
          <table:table-cell office:value-type="float" office:value="21" table:style-name="ce4">
            <text:p>2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98" table:style-name="ce3">
            <text:p>49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98" table:formula="of:=[.A30] &amp; &quot; &quot;&amp; &quot;x&quot; &amp;&quot; &quot;&amp; [.B30]" table:style-name="ce3">
            <text:p>500 x 49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92" table:style-name="ce3">
            <text:p>492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92" table:formula="of:=[.A31] &amp; &quot; &quot;&amp; &quot;x&quot; &amp;&quot; &quot;&amp; [.B31]" table:style-name="ce3">
            <text:p>500 x 492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91" table:style-name="ce3">
            <text:p>491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91" table:formula="of:=[.A32] &amp; &quot; &quot;&amp; &quot;x&quot; &amp;&quot; &quot;&amp; [.B32]" table:style-name="ce3">
            <text:p>500 x 491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89" table:style-name="ce3">
            <text:p>489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489" table:formula="of:=[.A33] &amp; &quot; &quot;&amp; &quot;x&quot; &amp;&quot; &quot;&amp; [.B33]" table:style-name="ce3">
            <text:p>500 x 489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85" table:style-name="ce3">
            <text:p>485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85" table:formula="of:=[.A34] &amp; &quot; &quot;&amp; &quot;x&quot; &amp;&quot; &quot;&amp; [.B34]" table:style-name="ce3">
            <text:p>500 x 485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80" table:style-name="ce3">
            <text:p>48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80" table:formula="of:=[.A35] &amp; &quot; &quot;&amp; &quot;x&quot; &amp;&quot; &quot;&amp; [.B35]" table:style-name="ce3">
            <text:p>500 x 48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71" table:style-name="ce3">
            <text:p>471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471" table:formula="of:=[.A36] &amp; &quot; &quot;&amp; &quot;x&quot; &amp;&quot; &quot;&amp; [.B36]" table:style-name="ce3">
            <text:p>500 x 471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70" table:style-name="ce3">
            <text:p>47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70" table:formula="of:=[.A37] &amp; &quot; &quot;&amp; &quot;x&quot; &amp;&quot; &quot;&amp; [.B37]" table:style-name="ce3">
            <text:p>500 x 47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66" table:style-name="ce3">
            <text:p>466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66" table:formula="of:=[.A38] &amp; &quot; &quot;&amp; &quot;x&quot; &amp;&quot; &quot;&amp; [.B38]" table:style-name="ce3">
            <text:p>500 x 466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65" table:style-name="ce3">
            <text:p>465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65" table:formula="of:=[.A39] &amp; &quot; &quot;&amp; &quot;x&quot; &amp;&quot; &quot;&amp; [.B39]" table:style-name="ce3">
            <text:p>500 x 465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64" table:style-name="ce3">
            <text:p>464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64" table:formula="of:=[.A40] &amp; &quot; &quot;&amp; &quot;x&quot; &amp;&quot; &quot;&amp; [.B40]" table:style-name="ce3">
            <text:p>500 x 464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59" table:style-name="ce3">
            <text:p>459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59" table:formula="of:=[.A41] &amp; &quot; &quot;&amp; &quot;x&quot; &amp;&quot; &quot;&amp; [.B41]" table:style-name="ce3">
            <text:p>500 x 459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58" table:style-name="ce3">
            <text:p>458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458" table:formula="of:=[.A42] &amp; &quot; &quot;&amp; &quot;x&quot; &amp;&quot; &quot;&amp; [.B42]" table:style-name="ce3">
            <text:p>500 x 458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48" table:style-name="ce3">
            <text:p>44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48" table:formula="of:=[.A43] &amp; &quot; &quot;&amp; &quot;x&quot; &amp;&quot; &quot;&amp; [.B43]" table:style-name="ce3">
            <text:p>500 x 44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43" table:style-name="ce3">
            <text:p>443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443" table:formula="of:=[.A44] &amp; &quot; &quot;&amp; &quot;x&quot; &amp;&quot; &quot;&amp; [.B44]" table:style-name="ce3">
            <text:p>500 x 443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38" table:style-name="ce3">
            <text:p>43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38" table:formula="of:=[.A45] &amp; &quot; &quot;&amp; &quot;x&quot; &amp;&quot; &quot;&amp; [.B45]" table:style-name="ce3">
            <text:p>500 x 43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36" table:style-name="ce3">
            <text:p>436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36" table:formula="of:=[.A46] &amp; &quot; &quot;&amp; &quot;x&quot; &amp;&quot; &quot;&amp; [.B46]" table:style-name="ce3">
            <text:p>500 x 436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33" table:style-name="ce3">
            <text:p>433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33" table:formula="of:=[.A47] &amp; &quot; &quot;&amp; &quot;x&quot; &amp;&quot; &quot;&amp; [.B47]" table:style-name="ce3">
            <text:p>500 x 433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19" table:style-name="ce3">
            <text:p>419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419" table:formula="of:=[.A48] &amp; &quot; &quot;&amp; &quot;x&quot; &amp;&quot; &quot;&amp; [.B48]" table:style-name="ce3">
            <text:p>500 x 419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18" table:style-name="ce3">
            <text:p>41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418" table:formula="of:=[.A49] &amp; &quot; &quot;&amp; &quot;x&quot; &amp;&quot; &quot;&amp; [.B49]" table:style-name="ce3">
            <text:p>500 x 41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11" table:style-name="ce3">
            <text:p>411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411" table:formula="of:=[.A50] &amp; &quot; &quot;&amp; &quot;x&quot; &amp;&quot; &quot;&amp; [.B50]" table:style-name="ce3">
            <text:p>500 x 411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06" table:style-name="ce3">
            <text:p>406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406" table:formula="of:=[.A51] &amp; &quot; &quot;&amp; &quot;x&quot; &amp;&quot; &quot;&amp; [.B51]" table:style-name="ce3">
            <text:p>500 x 406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03" table:style-name="ce3">
            <text:p>403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403" table:formula="of:=[.A52] &amp; &quot; &quot;&amp; &quot;x&quot; &amp;&quot; &quot;&amp; [.B52]" table:style-name="ce3">
            <text:p>500 x 403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01" table:style-name="ce3">
            <text:p>401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401" table:formula="of:=[.A53] &amp; &quot; &quot;&amp; &quot;x&quot; &amp;&quot; &quot;&amp; [.B53]" table:style-name="ce3">
            <text:p>500 x 401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400" table:style-name="ce3">
            <text:p>400</text:p>
          </table:table-cell>
          <table:table-cell office:value-type="float" office:value="4" table:style-name="ce3">
            <text:p>4</text:p>
          </table:table-cell>
          <table:table-cell table:number-columns-repeated="5" table:style-name="ce1"/>
          <table:table-cell office:value-type="string" office:string-value="500 x 400" table:formula="of:=[.A54] &amp; &quot; &quot;&amp; &quot;x&quot; &amp;&quot; &quot;&amp; [.B54]" table:style-name="ce3">
            <text:p>500 x 400</text:p>
          </table:table-cell>
          <table:table-cell office:value-type="float" office:value="4" table:style-name="ce3">
            <text:p>4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98" table:style-name="ce3">
            <text:p>39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98" table:formula="of:=[.A55] &amp; &quot; &quot;&amp; &quot;x&quot; &amp;&quot; &quot;&amp; [.B55]" table:style-name="ce3">
            <text:p>500 x 39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97" table:style-name="ce3">
            <text:p>397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397" table:formula="of:=[.A56] &amp; &quot; &quot;&amp; &quot;x&quot; &amp;&quot; &quot;&amp; [.B56]" table:style-name="ce3">
            <text:p>500 x 397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90" table:style-name="ce3">
            <text:p>390</text:p>
          </table:table-cell>
          <table:table-cell office:value-type="float" office:value="4" table:style-name="ce3">
            <text:p>4</text:p>
          </table:table-cell>
          <table:table-cell table:number-columns-repeated="5" table:style-name="ce1"/>
          <table:table-cell office:value-type="string" office:string-value="500 x 390" table:formula="of:=[.A57] &amp; &quot; &quot;&amp; &quot;x&quot; &amp;&quot; &quot;&amp; [.B57]" table:style-name="ce3">
            <text:p>500 x 390</text:p>
          </table:table-cell>
          <table:table-cell office:value-type="float" office:value="4" table:style-name="ce3">
            <text:p>4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87" table:style-name="ce3">
            <text:p>387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387" table:formula="of:=[.A58] &amp; &quot; &quot;&amp; &quot;x&quot; &amp;&quot; &quot;&amp; [.B58]" table:style-name="ce3">
            <text:p>500 x 387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84" table:style-name="ce3">
            <text:p>384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84" table:formula="of:=[.A59] &amp; &quot; &quot;&amp; &quot;x&quot; &amp;&quot; &quot;&amp; [.B59]" table:style-name="ce3">
            <text:p>500 x 384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83" table:style-name="ce3">
            <text:p>383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383" table:formula="of:=[.A60] &amp; &quot; &quot;&amp; &quot;x&quot; &amp;&quot; &quot;&amp; [.B60]" table:style-name="ce3">
            <text:p>500 x 383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79" table:style-name="ce3">
            <text:p>379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79" table:formula="of:=[.A61] &amp; &quot; &quot;&amp; &quot;x&quot; &amp;&quot; &quot;&amp; [.B61]" table:style-name="ce3">
            <text:p>500 x 379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76" table:style-name="ce3">
            <text:p>376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76" table:formula="of:=[.A62] &amp; &quot; &quot;&amp; &quot;x&quot; &amp;&quot; &quot;&amp; [.B62]" table:style-name="ce3">
            <text:p>500 x 376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75" table:style-name="ce3">
            <text:p>375</text:p>
          </table:table-cell>
          <table:table-cell office:value-type="float" office:value="91" table:style-name="ce3">
            <text:p>91</text:p>
          </table:table-cell>
          <table:table-cell table:number-columns-repeated="5" table:style-name="ce1"/>
          <table:table-cell office:value-type="string" office:string-value="500 x 375" table:formula="of:=[.A63] &amp; &quot; &quot;&amp; &quot;x&quot; &amp;&quot; &quot;&amp; [.B63]" table:style-name="ce5">
            <text:p>500 x 375</text:p>
          </table:table-cell>
          <table:table-cell office:value-type="float" office:value="91" table:style-name="ce5">
            <text:p>9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74" table:style-name="ce3">
            <text:p>374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74" table:formula="of:=[.A64] &amp; &quot; &quot;&amp; &quot;x&quot; &amp;&quot; &quot;&amp; [.B64]" table:style-name="ce3">
            <text:p>500 x 374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73" table:style-name="ce3">
            <text:p>373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373" table:formula="of:=[.A65] &amp; &quot; &quot;&amp; &quot;x&quot; &amp;&quot; &quot;&amp; [.B65]" table:style-name="ce3">
            <text:p>500 x 373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71" table:style-name="ce3">
            <text:p>371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371" table:formula="of:=[.A66] &amp; &quot; &quot;&amp; &quot;x&quot; &amp;&quot; &quot;&amp; [.B66]" table:style-name="ce3">
            <text:p>500 x 371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70" table:style-name="ce3">
            <text:p>37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70" table:formula="of:=[.A67] &amp; &quot; &quot;&amp; &quot;x&quot; &amp;&quot; &quot;&amp; [.B67]" table:style-name="ce3">
            <text:p>500 x 37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67" table:style-name="ce3">
            <text:p>367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67" table:formula="of:=[.A68] &amp; &quot; &quot;&amp; &quot;x&quot; &amp;&quot; &quot;&amp; [.B68]" table:style-name="ce3">
            <text:p>500 x 367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66" table:style-name="ce3">
            <text:p>366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66" table:formula="of:=[.A69] &amp; &quot; &quot;&amp; &quot;x&quot; &amp;&quot; &quot;&amp; [.B69]" table:style-name="ce3">
            <text:p>500 x 366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64" table:style-name="ce3">
            <text:p>364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64" table:formula="of:=[.A70] &amp; &quot; &quot;&amp; &quot;x&quot; &amp;&quot; &quot;&amp; [.B70]" table:style-name="ce3">
            <text:p>500 x 364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62" table:style-name="ce3">
            <text:p>362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362" table:formula="of:=[.A71] &amp; &quot; &quot;&amp; &quot;x&quot; &amp;&quot; &quot;&amp; [.B71]" table:style-name="ce3">
            <text:p>500 x 362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61" table:style-name="ce3">
            <text:p>361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61" table:formula="of:=[.A72] &amp; &quot; &quot;&amp; &quot;x&quot; &amp;&quot; &quot;&amp; [.B72]" table:style-name="ce3">
            <text:p>500 x 361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59" table:style-name="ce3">
            <text:p>359</text:p>
          </table:table-cell>
          <table:table-cell office:value-type="float" office:value="3" table:style-name="ce3">
            <text:p>3</text:p>
          </table:table-cell>
          <table:table-cell table:number-columns-repeated="5" table:style-name="ce1"/>
          <table:table-cell office:value-type="string" office:string-value="500 x 359" table:formula="of:=[.A73] &amp; &quot; &quot;&amp; &quot;x&quot; &amp;&quot; &quot;&amp; [.B73]" table:style-name="ce3">
            <text:p>500 x 359</text:p>
          </table:table-cell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58" table:style-name="ce3">
            <text:p>35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58" table:formula="of:=[.A74] &amp; &quot; &quot;&amp; &quot;x&quot; &amp;&quot; &quot;&amp; [.B74]" table:style-name="ce3">
            <text:p>500 x 35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57" table:style-name="ce3">
            <text:p>357</text:p>
          </table:table-cell>
          <table:table-cell office:value-type="float" office:value="4" table:style-name="ce3">
            <text:p>4</text:p>
          </table:table-cell>
          <table:table-cell table:number-columns-repeated="5" table:style-name="ce1"/>
          <table:table-cell office:value-type="string" office:string-value="500 x 357" table:formula="of:=[.A75] &amp; &quot; &quot;&amp; &quot;x&quot; &amp;&quot; &quot;&amp; [.B75]" table:style-name="ce3">
            <text:p>500 x 357</text:p>
          </table:table-cell>
          <table:table-cell office:value-type="float" office:value="4" table:style-name="ce3">
            <text:p>4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56" table:style-name="ce3">
            <text:p>356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56" table:formula="of:=[.A76] &amp; &quot; &quot;&amp; &quot;x&quot; &amp;&quot; &quot;&amp; [.B76]" table:style-name="ce3">
            <text:p>500 x 356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55" table:style-name="ce3">
            <text:p>355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55" table:formula="of:=[.A77] &amp; &quot; &quot;&amp; &quot;x&quot; &amp;&quot; &quot;&amp; [.B77]" table:style-name="ce3">
            <text:p>500 x 355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52" table:style-name="ce3">
            <text:p>352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52" table:formula="of:=[.A78] &amp; &quot; &quot;&amp; &quot;x&quot; &amp;&quot; &quot;&amp; [.B78]" table:style-name="ce3">
            <text:p>500 x 352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50" table:style-name="ce3">
            <text:p>35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50" table:formula="of:=[.A79] &amp; &quot; &quot;&amp; &quot;x&quot; &amp;&quot; &quot;&amp; [.B79]" table:style-name="ce3">
            <text:p>500 x 35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47" table:style-name="ce3">
            <text:p>347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47" table:formula="of:=[.A80] &amp; &quot; &quot;&amp; &quot;x&quot; &amp;&quot; &quot;&amp; [.B80]" table:style-name="ce3">
            <text:p>500 x 347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45" table:style-name="ce3">
            <text:p>345</text:p>
          </table:table-cell>
          <table:table-cell office:value-type="float" office:value="4" table:style-name="ce3">
            <text:p>4</text:p>
          </table:table-cell>
          <table:table-cell table:number-columns-repeated="5" table:style-name="ce1"/>
          <table:table-cell office:value-type="string" office:string-value="500 x 345" table:formula="of:=[.A81] &amp; &quot; &quot;&amp; &quot;x&quot; &amp;&quot; &quot;&amp; [.B81]" table:style-name="ce3">
            <text:p>500 x 345</text:p>
          </table:table-cell>
          <table:table-cell office:value-type="float" office:value="4" table:style-name="ce3">
            <text:p>4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44" table:style-name="ce3">
            <text:p>344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44" table:formula="of:=[.A82] &amp; &quot; &quot;&amp; &quot;x&quot; &amp;&quot; &quot;&amp; [.B82]" table:style-name="ce3">
            <text:p>500 x 344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43" table:style-name="ce3">
            <text:p>343</text:p>
          </table:table-cell>
          <table:table-cell office:value-type="float" office:value="3" table:style-name="ce3">
            <text:p>3</text:p>
          </table:table-cell>
          <table:table-cell table:number-columns-repeated="5" table:style-name="ce1"/>
          <table:table-cell office:value-type="string" office:string-value="500 x 343" table:formula="of:=[.A83] &amp; &quot; &quot;&amp; &quot;x&quot; &amp;&quot; &quot;&amp; [.B83]" table:style-name="ce3">
            <text:p>500 x 343</text:p>
          </table:table-cell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42" table:style-name="ce3">
            <text:p>342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42" table:formula="of:=[.A84] &amp; &quot; &quot;&amp; &quot;x&quot; &amp;&quot; &quot;&amp; [.B84]" table:style-name="ce3">
            <text:p>500 x 342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41" table:style-name="ce3">
            <text:p>341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341" table:formula="of:=[.A85] &amp; &quot; &quot;&amp; &quot;x&quot; &amp;&quot; &quot;&amp; [.B85]" table:style-name="ce3">
            <text:p>500 x 341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40" table:style-name="ce3">
            <text:p>340</text:p>
          </table:table-cell>
          <table:table-cell office:value-type="float" office:value="3" table:style-name="ce3">
            <text:p>3</text:p>
          </table:table-cell>
          <table:table-cell table:number-columns-repeated="5" table:style-name="ce1"/>
          <table:table-cell office:value-type="string" office:string-value="500 x 340" table:formula="of:=[.A86] &amp; &quot; &quot;&amp; &quot;x&quot; &amp;&quot; &quot;&amp; [.B86]" table:style-name="ce3">
            <text:p>500 x 340</text:p>
          </table:table-cell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39" table:style-name="ce3">
            <text:p>339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39" table:formula="of:=[.A87] &amp; &quot; &quot;&amp; &quot;x&quot; &amp;&quot; &quot;&amp; [.B87]" table:style-name="ce3">
            <text:p>500 x 339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38" table:style-name="ce3">
            <text:p>33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38" table:formula="of:=[.A88] &amp; &quot; &quot;&amp; &quot;x&quot; &amp;&quot; &quot;&amp; [.B88]" table:style-name="ce3">
            <text:p>500 x 33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37" table:style-name="ce3">
            <text:p>337</text:p>
          </table:table-cell>
          <table:table-cell office:value-type="float" office:value="3" table:style-name="ce3">
            <text:p>3</text:p>
          </table:table-cell>
          <table:table-cell table:number-columns-repeated="5" table:style-name="ce1"/>
          <table:table-cell office:value-type="string" office:string-value="500 x 337" table:formula="of:=[.A89] &amp; &quot; &quot;&amp; &quot;x&quot; &amp;&quot; &quot;&amp; [.B89]" table:style-name="ce3">
            <text:p>500 x 337</text:p>
          </table:table-cell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36" table:style-name="ce3">
            <text:p>336</text:p>
          </table:table-cell>
          <table:table-cell office:value-type="float" office:value="3" table:style-name="ce3">
            <text:p>3</text:p>
          </table:table-cell>
          <table:table-cell table:number-columns-repeated="5" table:style-name="ce1"/>
          <table:table-cell office:value-type="string" office:string-value="500 x 336" table:formula="of:=[.A90] &amp; &quot; &quot;&amp; &quot;x&quot; &amp;&quot; &quot;&amp; [.B90]" table:style-name="ce3">
            <text:p>500 x 336</text:p>
          </table:table-cell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35" table:style-name="ce3">
            <text:p>335</text:p>
          </table:table-cell>
          <table:table-cell office:value-type="float" office:value="5" table:style-name="ce3">
            <text:p>5</text:p>
          </table:table-cell>
          <table:table-cell table:number-columns-repeated="5" table:style-name="ce1"/>
          <table:table-cell office:value-type="string" office:string-value="500 x 335" table:formula="of:=[.A91] &amp; &quot; &quot;&amp; &quot;x&quot; &amp;&quot; &quot;&amp; [.B91]" table:style-name="ce3">
            <text:p>500 x 335</text:p>
          </table:table-cell>
          <table:table-cell office:value-type="float" office:value="5" table:style-name="ce3">
            <text:p>5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34" table:style-name="ce3">
            <text:p>334</text:p>
          </table:table-cell>
          <table:table-cell office:value-type="float" office:value="21" table:style-name="ce3">
            <text:p>21</text:p>
          </table:table-cell>
          <table:table-cell table:number-columns-repeated="5" table:style-name="ce1"/>
          <table:table-cell office:value-type="string" office:string-value="500 x 334" table:formula="of:=[.A92] &amp; &quot; &quot;&amp; &quot;x&quot; &amp;&quot; &quot;&amp; [.B92]" table:style-name="ce4">
            <text:p>500 x 334</text:p>
          </table:table-cell>
          <table:table-cell office:value-type="float" office:value="21" table:style-name="ce4">
            <text:p>2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33" table:style-name="ce3">
            <text:p>333</text:p>
          </table:table-cell>
          <table:table-cell office:value-type="float" office:value="100" table:style-name="ce3">
            <text:p>100</text:p>
          </table:table-cell>
          <table:table-cell table:number-columns-repeated="5" table:style-name="ce1"/>
          <table:table-cell office:value-type="string" office:string-value="500 x 333" table:formula="of:=[.A93] &amp; &quot; &quot;&amp; &quot;x&quot; &amp;&quot; &quot;&amp; [.B93]" table:style-name="ce6">
            <text:p>500 x 333</text:p>
          </table:table-cell>
          <table:table-cell office:value-type="float" office:value="100" table:style-name="ce6">
            <text:p>100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32" table:style-name="ce3">
            <text:p>332</text:p>
          </table:table-cell>
          <table:table-cell office:value-type="float" office:value="11" table:style-name="ce3">
            <text:p>11</text:p>
          </table:table-cell>
          <table:table-cell table:number-columns-repeated="5" table:style-name="ce1"/>
          <table:table-cell office:value-type="string" office:string-value="500 x 332" table:formula="of:=[.A94] &amp; &quot; &quot;&amp; &quot;x&quot; &amp;&quot; &quot;&amp; [.B94]" table:style-name="ce3">
            <text:p>500 x 332</text:p>
          </table:table-cell>
          <table:table-cell office:value-type="float" office:value="11" table:style-name="ce3">
            <text:p>1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31" table:style-name="ce3">
            <text:p>331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31" table:formula="of:=[.A95] &amp; &quot; &quot;&amp; &quot;x&quot; &amp;&quot; &quot;&amp; [.B95]" table:style-name="ce3">
            <text:p>500 x 331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30" table:style-name="ce3">
            <text:p>33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30" table:formula="of:=[.A96] &amp; &quot; &quot;&amp; &quot;x&quot; &amp;&quot; &quot;&amp; [.B96]" table:style-name="ce3">
            <text:p>500 x 33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29" table:style-name="ce3">
            <text:p>329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329" table:formula="of:=[.A97] &amp; &quot; &quot;&amp; &quot;x&quot; &amp;&quot; &quot;&amp; [.B97]" table:style-name="ce3">
            <text:p>500 x 329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28" table:style-name="ce3">
            <text:p>328</text:p>
          </table:table-cell>
          <table:table-cell office:value-type="float" office:value="3" table:style-name="ce3">
            <text:p>3</text:p>
          </table:table-cell>
          <table:table-cell table:number-columns-repeated="5" table:style-name="ce1"/>
          <table:table-cell office:value-type="string" office:string-value="500 x 328" table:formula="of:=[.A98] &amp; &quot; &quot;&amp; &quot;x&quot; &amp;&quot; &quot;&amp; [.B98]" table:style-name="ce3">
            <text:p>500 x 328</text:p>
          </table:table-cell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25" table:style-name="ce3">
            <text:p>325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25" table:formula="of:=[.A99] &amp; &quot; &quot;&amp; &quot;x&quot; &amp;&quot; &quot;&amp; [.B99]" table:style-name="ce3">
            <text:p>500 x 325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21" table:style-name="ce3">
            <text:p>321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21" table:formula="of:=[.A100] &amp; &quot; &quot;&amp; &quot;x&quot; &amp;&quot; &quot;&amp; [.B100]" table:style-name="ce3">
            <text:p>500 x 321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19" table:style-name="ce3">
            <text:p>319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319" table:formula="of:=[.A101] &amp; &quot; &quot;&amp; &quot;x&quot; &amp;&quot; &quot;&amp; [.B101]" table:style-name="ce3">
            <text:p>500 x 319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18" table:style-name="ce3">
            <text:p>31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318" table:formula="of:=[.A102] &amp; &quot; &quot;&amp; &quot;x&quot; &amp;&quot; &quot;&amp; [.B102]" table:style-name="ce3">
            <text:p>500 x 31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17" table:style-name="ce3">
            <text:p>317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317" table:formula="of:=[.A103] &amp; &quot; &quot;&amp; &quot;x&quot; &amp;&quot; &quot;&amp; [.B103]" table:style-name="ce3">
            <text:p>500 x 317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16" table:style-name="ce3">
            <text:p>316</text:p>
          </table:table-cell>
          <table:table-cell office:value-type="float" office:value="4" table:style-name="ce3">
            <text:p>4</text:p>
          </table:table-cell>
          <table:table-cell table:number-columns-repeated="5" table:style-name="ce1"/>
          <table:table-cell office:value-type="string" office:string-value="500 x 316" table:formula="of:=[.A104] &amp; &quot; &quot;&amp; &quot;x&quot; &amp;&quot; &quot;&amp; [.B104]" table:style-name="ce3">
            <text:p>500 x 316</text:p>
          </table:table-cell>
          <table:table-cell office:value-type="float" office:value="4" table:style-name="ce3">
            <text:p>4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13" table:style-name="ce3">
            <text:p>313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313" table:formula="of:=[.A105] &amp; &quot; &quot;&amp; &quot;x&quot; &amp;&quot; &quot;&amp; [.B105]" table:style-name="ce3">
            <text:p>500 x 313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290" table:style-name="ce3">
            <text:p>29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290" table:formula="of:=[.A106] &amp; &quot; &quot;&amp; &quot;x&quot; &amp;&quot; &quot;&amp; [.B106]" table:style-name="ce3">
            <text:p>500 x 29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288" table:style-name="ce3">
            <text:p>288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288" table:formula="of:=[.A107] &amp; &quot; &quot;&amp; &quot;x&quot; &amp;&quot; &quot;&amp; [.B107]" table:style-name="ce3">
            <text:p>500 x 288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281" table:style-name="ce3">
            <text:p>281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281" table:formula="of:=[.A108] &amp; &quot; &quot;&amp; &quot;x&quot; &amp;&quot; &quot;&amp; [.B108]" table:style-name="ce3">
            <text:p>500 x 281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273" table:style-name="ce3">
            <text:p>273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273" table:formula="of:=[.A109] &amp; &quot; &quot;&amp; &quot;x&quot; &amp;&quot; &quot;&amp; [.B109]" table:style-name="ce3">
            <text:p>500 x 273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270" table:style-name="ce3">
            <text:p>270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500 x 270" table:formula="of:=[.A110] &amp; &quot; &quot;&amp; &quot;x&quot; &amp;&quot; &quot;&amp; [.B110]" table:style-name="ce3">
            <text:p>500 x 270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250" table:style-name="ce3">
            <text:p>25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250" table:formula="of:=[.A111] &amp; &quot; &quot;&amp; &quot;x&quot; &amp;&quot; &quot;&amp; [.B111]" table:style-name="ce3">
            <text:p>500 x 25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249" table:style-name="ce3">
            <text:p>249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249" table:formula="of:=[.A112] &amp; &quot; &quot;&amp; &quot;x&quot; &amp;&quot; &quot;&amp; [.B112]" table:style-name="ce3">
            <text:p>500 x 249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208" table:style-name="ce3">
            <text:p>20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208" table:formula="of:=[.A113] &amp; &quot; &quot;&amp; &quot;x&quot; &amp;&quot; &quot;&amp; [.B113]" table:style-name="ce3">
            <text:p>500 x 20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199" table:style-name="ce3">
            <text:p>199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500 x 199" table:formula="of:=[.A114] &amp; &quot; &quot;&amp; &quot;x&quot; &amp;&quot; &quot;&amp; [.B114]" table:style-name="ce3">
            <text:p>500 x 199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99" table:style-name="ce3">
            <text:p>499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99 x 500" table:formula="of:=[.A115] &amp; &quot; &quot;&amp; &quot;x&quot; &amp;&quot; &quot;&amp; [.B115]" table:style-name="ce3">
            <text:p>499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96" table:style-name="ce3">
            <text:p>496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96 x 500" table:formula="of:=[.A116] &amp; &quot; &quot;&amp; &quot;x&quot; &amp;&quot; &quot;&amp; [.B116]" table:style-name="ce3">
            <text:p>496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86" table:style-name="ce3">
            <text:p>486</text:p>
          </table:table-cell>
          <table:table-cell office:value-type="float" office:value="324" table:style-name="ce3">
            <text:p>324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86 x 324" table:formula="of:=[.A117] &amp; &quot; &quot;&amp; &quot;x&quot; &amp;&quot; &quot;&amp; [.B117]" table:style-name="ce3">
            <text:p>486 x 324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80" table:style-name="ce3">
            <text:p>480</text:p>
          </table:table-cell>
          <table:table-cell office:value-type="float" office:value="720" table:style-name="ce3">
            <text:p>72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80 x 720" table:formula="of:=[.A118] &amp; &quot; &quot;&amp; &quot;x&quot; &amp;&quot; &quot;&amp; [.B118]" table:style-name="ce3">
            <text:p>480 x 72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74" table:style-name="ce3">
            <text:p>474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74 x 500" table:formula="of:=[.A119] &amp; &quot; &quot;&amp; &quot;x&quot; &amp;&quot; &quot;&amp; [.B119]" table:style-name="ce3">
            <text:p>474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70" table:style-name="ce3">
            <text:p>470</text:p>
          </table:table-cell>
          <table:table-cell office:value-type="float" office:value="351" table:style-name="ce3">
            <text:p>351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70 x 351" table:formula="of:=[.A120] &amp; &quot; &quot;&amp; &quot;x&quot; &amp;&quot; &quot;&amp; [.B120]" table:style-name="ce3">
            <text:p>470 x 351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69" table:style-name="ce3">
            <text:p>469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69 x 500" table:formula="of:=[.A121] &amp; &quot; &quot;&amp; &quot;x&quot; &amp;&quot; &quot;&amp; [.B121]" table:style-name="ce3">
            <text:p>469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64" table:style-name="ce3">
            <text:p>464</text:p>
          </table:table-cell>
          <table:table-cell office:value-type="float" office:value="500" table:style-name="ce3">
            <text:p>500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464 x 500" table:formula="of:=[.A122] &amp; &quot; &quot;&amp; &quot;x&quot; &amp;&quot; &quot;&amp; [.B122]" table:style-name="ce3">
            <text:p>464 x 500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464" table:style-name="ce3">
            <text:p>464</text:p>
          </table:table-cell>
          <table:table-cell office:value-type="float" office:value="352" table:style-name="ce3">
            <text:p>352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64 x 352" table:formula="of:=[.A123] &amp; &quot; &quot;&amp; &quot;x&quot; &amp;&quot; &quot;&amp; [.B123]" table:style-name="ce3">
            <text:p>464 x 352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56" table:style-name="ce3">
            <text:p>456</text:p>
          </table:table-cell>
          <table:table-cell office:value-type="float" office:value="640" table:style-name="ce3">
            <text:p>64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56 x 640" table:formula="of:=[.A124] &amp; &quot; &quot;&amp; &quot;x&quot; &amp;&quot; &quot;&amp; [.B124]" table:style-name="ce3">
            <text:p>456 x 64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53" table:style-name="ce3">
            <text:p>453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53 x 500" table:formula="of:=[.A125] &amp; &quot; &quot;&amp; &quot;x&quot; &amp;&quot; &quot;&amp; [.B125]" table:style-name="ce3">
            <text:p>453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50" table:style-name="ce3">
            <text:p>450</text:p>
          </table:table-cell>
          <table:table-cell office:value-type="float" office:value="338" table:style-name="ce3">
            <text:p>33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50 x 338" table:formula="of:=[.A126] &amp; &quot; &quot;&amp; &quot;x&quot; &amp;&quot; &quot;&amp; [.B126]" table:style-name="ce3">
            <text:p>450 x 33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49" table:style-name="ce3">
            <text:p>449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49 x 500" table:formula="of:=[.A127] &amp; &quot; &quot;&amp; &quot;x&quot; &amp;&quot; &quot;&amp; [.B127]" table:style-name="ce3">
            <text:p>449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47" table:style-name="ce3">
            <text:p>447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47 x 500" table:formula="of:=[.A128] &amp; &quot; &quot;&amp; &quot;x&quot; &amp;&quot; &quot;&amp; [.B128]" table:style-name="ce3">
            <text:p>447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38" table:style-name="ce3">
            <text:p>438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38 x 500" table:formula="of:=[.A129] &amp; &quot; &quot;&amp; &quot;x&quot; &amp;&quot; &quot;&amp; [.B129]" table:style-name="ce3">
            <text:p>438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34" table:style-name="ce3">
            <text:p>434</text:p>
          </table:table-cell>
          <table:table-cell office:value-type="float" office:value="601" table:style-name="ce3">
            <text:p>601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34 x 601" table:formula="of:=[.A130] &amp; &quot; &quot;&amp; &quot;x&quot; &amp;&quot; &quot;&amp; [.B130]" table:style-name="ce3">
            <text:p>434 x 601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33" table:style-name="ce3">
            <text:p>433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33 x 500" table:formula="of:=[.A131] &amp; &quot; &quot;&amp; &quot;x&quot; &amp;&quot; &quot;&amp; [.B131]" table:style-name="ce3">
            <text:p>433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28" table:style-name="ce3">
            <text:p>428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28 x 500" table:formula="of:=[.A132] &amp; &quot; &quot;&amp; &quot;x&quot; &amp;&quot; &quot;&amp; [.B132]" table:style-name="ce3">
            <text:p>428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25" table:style-name="ce3">
            <text:p>425</text:p>
          </table:table-cell>
          <table:table-cell office:value-type="float" office:value="278" table:style-name="ce3">
            <text:p>27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25 x 278" table:formula="of:=[.A133] &amp; &quot; &quot;&amp; &quot;x&quot; &amp;&quot; &quot;&amp; [.B133]" table:style-name="ce3">
            <text:p>425 x 27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float" office:value="367" table:style-name="ce3">
            <text:p>367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20 x 367" table:formula="of:=[.A134] &amp; &quot; &quot;&amp; &quot;x&quot; &amp;&quot; &quot;&amp; [.B134]" table:style-name="ce3">
            <text:p>420 x 367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float" office:value="332" table:style-name="ce3">
            <text:p>332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20 x 332" table:formula="of:=[.A135] &amp; &quot; &quot;&amp; &quot;x&quot; &amp;&quot; &quot;&amp; [.B135]" table:style-name="ce3">
            <text:p>420 x 332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float" office:value="325" table:style-name="ce3">
            <text:p>325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20 x 325" table:formula="of:=[.A136] &amp; &quot; &quot;&amp; &quot;x&quot; &amp;&quot; &quot;&amp; [.B136]" table:style-name="ce3">
            <text:p>420 x 325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float" office:value="285" table:style-name="ce3">
            <text:p>285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20 x 285" table:formula="of:=[.A137] &amp; &quot; &quot;&amp; &quot;x&quot; &amp;&quot; &quot;&amp; [.B137]" table:style-name="ce3">
            <text:p>420 x 285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float" office:value="276" table:style-name="ce3">
            <text:p>276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20 x 276" table:formula="of:=[.A138] &amp; &quot; &quot;&amp; &quot;x&quot; &amp;&quot; &quot;&amp; [.B138]" table:style-name="ce3">
            <text:p>420 x 276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float" office:value="263" table:style-name="ce3">
            <text:p>263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20 x 263" table:formula="of:=[.A139] &amp; &quot; &quot;&amp; &quot;x&quot; &amp;&quot; &quot;&amp; [.B139]" table:style-name="ce3">
            <text:p>420 x 263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float" office:value="228" table:style-name="ce3">
            <text:p>22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20 x 228" table:formula="of:=[.A140] &amp; &quot; &quot;&amp; &quot;x&quot; &amp;&quot; &quot;&amp; [.B140]" table:style-name="ce3">
            <text:p>420 x 22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09" table:style-name="ce3">
            <text:p>409</text:p>
          </table:table-cell>
          <table:table-cell office:value-type="float" office:value="600" table:style-name="ce3">
            <text:p>6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09 x 600" table:formula="of:=[.A141] &amp; &quot; &quot;&amp; &quot;x&quot; &amp;&quot; &quot;&amp; [.B141]" table:style-name="ce3">
            <text:p>409 x 6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06" table:style-name="ce3">
            <text:p>406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06 x 500" table:formula="of:=[.A142] &amp; &quot; &quot;&amp; &quot;x&quot; &amp;&quot; &quot;&amp; [.B142]" table:style-name="ce3">
            <text:p>406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400" table:style-name="ce3">
            <text:p>400</text:p>
          </table:table-cell>
          <table:table-cell office:value-type="float" office:value="500" table:style-name="ce3">
            <text:p>500</text:p>
          </table:table-cell>
          <table:table-cell office:value-type="float" office:value="3" table:style-name="ce3">
            <text:p>3</text:p>
          </table:table-cell>
          <table:table-cell table:number-columns-repeated="5" table:style-name="ce1"/>
          <table:table-cell office:value-type="string" office:string-value="400 x 500" table:formula="of:=[.A143] &amp; &quot; &quot;&amp; &quot;x&quot; &amp;&quot; &quot;&amp; [.B143]" table:style-name="ce3">
            <text:p>400 x 500</text:p>
          </table:table-cell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1">
          <table:table-cell office:value-type="float" office:value="400" table:style-name="ce3">
            <text:p>400</text:p>
          </table:table-cell>
          <table:table-cell office:value-type="float" office:value="300" table:style-name="ce3">
            <text:p>300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400 x 300" table:formula="of:=[.A144] &amp; &quot; &quot;&amp; &quot;x&quot; &amp;&quot; &quot;&amp; [.B144]" table:style-name="ce3">
            <text:p>400 x 300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400" table:style-name="ce3">
            <text:p>400</text:p>
          </table:table-cell>
          <table:table-cell office:value-type="float" office:value="267" table:style-name="ce3">
            <text:p>267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400 x 267" table:formula="of:=[.A145] &amp; &quot; &quot;&amp; &quot;x&quot; &amp;&quot; &quot;&amp; [.B145]" table:style-name="ce3">
            <text:p>400 x 267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99" table:style-name="ce3">
            <text:p>399</text:p>
          </table:table-cell>
          <table:table-cell office:value-type="float" office:value="600" table:style-name="ce3">
            <text:p>6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99 x 600" table:formula="of:=[.A146] &amp; &quot; &quot;&amp; &quot;x&quot; &amp;&quot; &quot;&amp; [.B146]" table:style-name="ce3">
            <text:p>399 x 6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98" table:style-name="ce3">
            <text:p>398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98 x 500" table:formula="of:=[.A147] &amp; &quot; &quot;&amp; &quot;x&quot; &amp;&quot; &quot;&amp; [.B147]" table:style-name="ce3">
            <text:p>398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97" table:style-name="ce3">
            <text:p>397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97 x 500" table:formula="of:=[.A148] &amp; &quot; &quot;&amp; &quot;x&quot; &amp;&quot; &quot;&amp; [.B148]" table:style-name="ce3">
            <text:p>397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97" table:style-name="ce3">
            <text:p>397</text:p>
          </table:table-cell>
          <table:table-cell office:value-type="float" office:value="490" table:style-name="ce3">
            <text:p>49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97 x 490" table:formula="of:=[.A149] &amp; &quot; &quot;&amp; &quot;x&quot; &amp;&quot; &quot;&amp; [.B149]" table:style-name="ce3">
            <text:p>397 x 49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95" table:style-name="ce3">
            <text:p>395</text:p>
          </table:table-cell>
          <table:table-cell office:value-type="float" office:value="155" table:style-name="ce3">
            <text:p>155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95 x 155" table:formula="of:=[.A150] &amp; &quot; &quot;&amp; &quot;x&quot; &amp;&quot; &quot;&amp; [.B150]" table:style-name="ce3">
            <text:p>395 x 155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92" table:style-name="ce3">
            <text:p>392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92 x 500" table:formula="of:=[.A151] &amp; &quot; &quot;&amp; &quot;x&quot; &amp;&quot; &quot;&amp; [.B151]" table:style-name="ce3">
            <text:p>392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90" table:style-name="ce3">
            <text:p>390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90 x 500" table:formula="of:=[.A152] &amp; &quot; &quot;&amp; &quot;x&quot; &amp;&quot; &quot;&amp; [.B152]" table:style-name="ce3">
            <text:p>390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88" table:style-name="ce3">
            <text:p>388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88 x 500" table:formula="of:=[.A153] &amp; &quot; &quot;&amp; &quot;x&quot; &amp;&quot; &quot;&amp; [.B153]" table:style-name="ce3">
            <text:p>388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83" table:style-name="ce3">
            <text:p>383</text:p>
          </table:table-cell>
          <table:table-cell office:value-type="float" office:value="500" table:style-name="ce3">
            <text:p>500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383 x 500" table:formula="of:=[.A154] &amp; &quot; &quot;&amp; &quot;x&quot; &amp;&quot; &quot;&amp; [.B154]" table:style-name="ce3">
            <text:p>383 x 500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381" table:style-name="ce3">
            <text:p>381</text:p>
          </table:table-cell>
          <table:table-cell office:value-type="float" office:value="255" table:style-name="ce3">
            <text:p>255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81 x 255" table:formula="of:=[.A155] &amp; &quot; &quot;&amp; &quot;x&quot; &amp;&quot; &quot;&amp; [.B155]" table:style-name="ce3">
            <text:p>381 x 255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81" table:style-name="ce3">
            <text:p>381</text:p>
          </table:table-cell>
          <table:table-cell office:value-type="float" office:value="253" table:style-name="ce3">
            <text:p>253</text:p>
          </table:table-cell>
          <table:table-cell office:value-type="float" office:value="4" table:style-name="ce3">
            <text:p>4</text:p>
          </table:table-cell>
          <table:table-cell table:number-columns-repeated="5" table:style-name="ce1"/>
          <table:table-cell office:value-type="string" office:string-value="381 x 253" table:formula="of:=[.A156] &amp; &quot; &quot;&amp; &quot;x&quot; &amp;&quot; &quot;&amp; [.B156]" table:style-name="ce3">
            <text:p>381 x 253</text:p>
          </table:table-cell>
          <table:table-cell office:value-type="float" office:value="4" table:style-name="ce3">
            <text:p>4</text:p>
          </table:table-cell>
          <table:table-cell table:number-columns-repeated="16374"/>
        </table:table-row>
        <table:table-row table:style-name="ro1">
          <table:table-cell office:value-type="float" office:value="380" table:style-name="ce3">
            <text:p>380</text:p>
          </table:table-cell>
          <table:table-cell office:value-type="float" office:value="264" table:style-name="ce3">
            <text:p>264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80 x 264" table:formula="of:=[.A157] &amp; &quot; &quot;&amp; &quot;x&quot; &amp;&quot; &quot;&amp; [.B157]" table:style-name="ce3">
            <text:p>380 x 264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78" table:style-name="ce3">
            <text:p>378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78 x 500" table:formula="of:=[.A158] &amp; &quot; &quot;&amp; &quot;x&quot; &amp;&quot; &quot;&amp; [.B158]" table:style-name="ce3">
            <text:p>378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75" table:style-name="ce3">
            <text:p>375</text:p>
          </table:table-cell>
          <table:table-cell office:value-type="float" office:value="500" table:style-name="ce3">
            <text:p>500</text:p>
          </table:table-cell>
          <table:table-cell office:value-type="float" office:value="17" table:style-name="ce3">
            <text:p>17</text:p>
          </table:table-cell>
          <table:table-cell table:number-columns-repeated="5" table:style-name="ce1"/>
          <table:table-cell office:value-type="string" office:string-value="375 x 500" table:formula="of:=[.A159] &amp; &quot; &quot;&amp; &quot;x&quot; &amp;&quot; &quot;&amp; [.B159]" table:style-name="ce3">
            <text:p>375 x 500</text:p>
          </table:table-cell>
          <table:table-cell office:value-type="float" office:value="17" table:style-name="ce3">
            <text:p>17</text:p>
          </table:table-cell>
          <table:table-cell table:number-columns-repeated="16374"/>
        </table:table-row>
        <table:table-row table:style-name="ro1">
          <table:table-cell office:value-type="float" office:value="363" table:style-name="ce3">
            <text:p>363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63 x 500" table:formula="of:=[.A160] &amp; &quot; &quot;&amp; &quot;x&quot; &amp;&quot; &quot;&amp; [.B160]" table:style-name="ce3">
            <text:p>363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61" table:style-name="ce3">
            <text:p>361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61 x 500" table:formula="of:=[.A161] &amp; &quot; &quot;&amp; &quot;x&quot; &amp;&quot; &quot;&amp; [.B161]" table:style-name="ce3">
            <text:p>361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57" table:style-name="ce3">
            <text:p>357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57 x 500" table:formula="of:=[.A162] &amp; &quot; &quot;&amp; &quot;x&quot; &amp;&quot; &quot;&amp; [.B162]" table:style-name="ce3">
            <text:p>357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52" table:style-name="ce3">
            <text:p>352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52 x 500" table:formula="of:=[.A163] &amp; &quot; &quot;&amp; &quot;x&quot; &amp;&quot; &quot;&amp; [.B163]" table:style-name="ce3">
            <text:p>352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50" table:style-name="ce3">
            <text:p>350</text:p>
          </table:table-cell>
          <table:table-cell office:value-type="float" office:value="264" table:style-name="ce3">
            <text:p>264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50 x 264" table:formula="of:=[.A164] &amp; &quot; &quot;&amp; &quot;x&quot; &amp;&quot; &quot;&amp; [.B164]" table:style-name="ce3">
            <text:p>350 x 264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50" table:style-name="ce3">
            <text:p>350</text:p>
          </table:table-cell>
          <table:table-cell office:value-type="float" office:value="259" table:style-name="ce3">
            <text:p>259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50 x 259" table:formula="of:=[.A165] &amp; &quot; &quot;&amp; &quot;x&quot; &amp;&quot; &quot;&amp; [.B165]" table:style-name="ce3">
            <text:p>350 x 259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50" table:style-name="ce3">
            <text:p>350</text:p>
          </table:table-cell>
          <table:table-cell office:value-type="float" office:value="233" table:style-name="ce3">
            <text:p>233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350 x 233" table:formula="of:=[.A166] &amp; &quot; &quot;&amp; &quot;x&quot; &amp;&quot; &quot;&amp; [.B166]" table:style-name="ce3">
            <text:p>350 x 233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349" table:style-name="ce3">
            <text:p>349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49 x 500" table:formula="of:=[.A167] &amp; &quot; &quot;&amp; &quot;x&quot; &amp;&quot; &quot;&amp; [.B167]" table:style-name="ce3">
            <text:p>349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46" table:style-name="ce3">
            <text:p>346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46 x 500" table:formula="of:=[.A168] &amp; &quot; &quot;&amp; &quot;x&quot; &amp;&quot; &quot;&amp; [.B168]" table:style-name="ce3">
            <text:p>346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44" table:style-name="ce3">
            <text:p>344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44 x 500" table:formula="of:=[.A169] &amp; &quot; &quot;&amp; &quot;x&quot; &amp;&quot; &quot;&amp; [.B169]" table:style-name="ce3">
            <text:p>344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43" table:style-name="ce3">
            <text:p>343</text:p>
          </table:table-cell>
          <table:table-cell office:value-type="float" office:value="500" table:style-name="ce3">
            <text:p>500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343 x 500" table:formula="of:=[.A170] &amp; &quot; &quot;&amp; &quot;x&quot; &amp;&quot; &quot;&amp; [.B170]" table:style-name="ce3">
            <text:p>343 x 500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341" table:style-name="ce3">
            <text:p>341</text:p>
          </table:table-cell>
          <table:table-cell office:value-type="float" office:value="400" table:style-name="ce3">
            <text:p>4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41 x 400" table:formula="of:=[.A171] &amp; &quot; &quot;&amp; &quot;x&quot; &amp;&quot; &quot;&amp; [.B171]" table:style-name="ce3">
            <text:p>341 x 4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38" table:style-name="ce3">
            <text:p>338</text:p>
          </table:table-cell>
          <table:table-cell office:value-type="float" office:value="450" table:style-name="ce3">
            <text:p>45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38 x 450" table:formula="of:=[.A172] &amp; &quot; &quot;&amp; &quot;x&quot; &amp;&quot; &quot;&amp; [.B172]" table:style-name="ce3">
            <text:p>338 x 45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36" table:style-name="ce3">
            <text:p>336</text:p>
          </table:table-cell>
          <table:table-cell office:value-type="float" office:value="500" table:style-name="ce3">
            <text:p>500</text:p>
          </table:table-cell>
          <table:table-cell office:value-type="float" office:value="3" table:style-name="ce3">
            <text:p>3</text:p>
          </table:table-cell>
          <table:table-cell table:number-columns-repeated="5" table:style-name="ce1"/>
          <table:table-cell office:value-type="string" office:string-value="336 x 500" table:formula="of:=[.A173] &amp; &quot; &quot;&amp; &quot;x&quot; &amp;&quot; &quot;&amp; [.B173]" table:style-name="ce3">
            <text:p>336 x 500</text:p>
          </table:table-cell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1">
          <table:table-cell office:value-type="float" office:value="334" table:style-name="ce3">
            <text:p>334</text:p>
          </table:table-cell>
          <table:table-cell office:value-type="float" office:value="500" table:style-name="ce3">
            <text:p>500</text:p>
          </table:table-cell>
          <table:table-cell office:value-type="float" office:value="5" table:style-name="ce3">
            <text:p>5</text:p>
          </table:table-cell>
          <table:table-cell table:number-columns-repeated="5" table:style-name="ce1"/>
          <table:table-cell office:value-type="string" office:string-value="334 x 500" table:formula="of:=[.A174] &amp; &quot; &quot;&amp; &quot;x&quot; &amp;&quot; &quot;&amp; [.B174]" table:style-name="ce3">
            <text:p>334 x 500</text:p>
          </table:table-cell>
          <table:table-cell office:value-type="float" office:value="5" table:style-name="ce3">
            <text:p>5</text:p>
          </table:table-cell>
          <table:table-cell table:number-columns-repeated="16374"/>
        </table:table-row>
        <table:table-row table:style-name="ro1">
          <table:table-cell office:value-type="float" office:value="333" table:style-name="ce3">
            <text:p>333</text:p>
          </table:table-cell>
          <table:table-cell office:value-type="float" office:value="500" table:style-name="ce3">
            <text:p>500</text:p>
          </table:table-cell>
          <table:table-cell office:value-type="float" office:value="18" table:style-name="ce3">
            <text:p>18</text:p>
          </table:table-cell>
          <table:table-cell table:number-columns-repeated="5" table:style-name="ce1"/>
          <table:table-cell office:value-type="string" office:string-value="333 x 500" table:formula="of:=[.A175] &amp; &quot; &quot;&amp; &quot;x&quot; &amp;&quot; &quot;&amp; [.B175]" table:style-name="ce3">
            <text:p>333 x 500</text:p>
          </table:table-cell>
          <table:table-cell office:value-type="float" office:value="18" table:style-name="ce3">
            <text:p>18</text:p>
          </table:table-cell>
          <table:table-cell table:number-columns-repeated="16374"/>
        </table:table-row>
        <table:table-row table:style-name="ro1">
          <table:table-cell office:value-type="float" office:value="333" table:style-name="ce3">
            <text:p>333</text:p>
          </table:table-cell>
          <table:table-cell office:value-type="float" office:value="427" table:style-name="ce3">
            <text:p>427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33 x 427" table:formula="of:=[.A176] &amp; &quot; &quot;&amp; &quot;x&quot; &amp;&quot; &quot;&amp; [.B176]" table:style-name="ce3">
            <text:p>333 x 427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32" table:style-name="ce3">
            <text:p>332</text:p>
          </table:table-cell>
          <table:table-cell office:value-type="float" office:value="500" table:style-name="ce3">
            <text:p>500</text:p>
          </table:table-cell>
          <table:table-cell office:value-type="float" office:value="5" table:style-name="ce3">
            <text:p>5</text:p>
          </table:table-cell>
          <table:table-cell table:number-columns-repeated="5" table:style-name="ce1"/>
          <table:table-cell office:value-type="string" office:string-value="332 x 500" table:formula="of:=[.A177] &amp; &quot; &quot;&amp; &quot;x&quot; &amp;&quot; &quot;&amp; [.B177]" table:style-name="ce3">
            <text:p>332 x 500</text:p>
          </table:table-cell>
          <table:table-cell office:value-type="float" office:value="5" table:style-name="ce3">
            <text:p>5</text:p>
          </table:table-cell>
          <table:table-cell table:number-columns-repeated="16374"/>
        </table:table-row>
        <table:table-row table:style-name="ro1">
          <table:table-cell office:value-type="float" office:value="331" table:style-name="ce3">
            <text:p>331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31 x 500" table:formula="of:=[.A178] &amp; &quot; &quot;&amp; &quot;x&quot; &amp;&quot; &quot;&amp; [.B178]" table:style-name="ce3">
            <text:p>331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20" table:style-name="ce3">
            <text:p>320</text:p>
          </table:table-cell>
          <table:table-cell office:value-type="float" office:value="240" table:style-name="ce3">
            <text:p>240</text:p>
          </table:table-cell>
          <table:table-cell office:value-type="float" office:value="5" table:style-name="ce3">
            <text:p>5</text:p>
          </table:table-cell>
          <table:table-cell table:number-columns-repeated="5" table:style-name="ce1"/>
          <table:table-cell office:value-type="string" office:string-value="320 x 240" table:formula="of:=[.A179] &amp; &quot; &quot;&amp; &quot;x&quot; &amp;&quot; &quot;&amp; [.B179]" table:style-name="ce3">
            <text:p>320 x 240</text:p>
          </table:table-cell>
          <table:table-cell office:value-type="float" office:value="5" table:style-name="ce3">
            <text:p>5</text:p>
          </table:table-cell>
          <table:table-cell table:number-columns-repeated="16374"/>
        </table:table-row>
        <table:table-row table:style-name="ro1">
          <table:table-cell office:value-type="float" office:value="318" table:style-name="ce3">
            <text:p>318</text:p>
          </table:table-cell>
          <table:table-cell office:value-type="float" office:value="173" table:style-name="ce3">
            <text:p>173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18 x 173" table:formula="of:=[.A180] &amp; &quot; &quot;&amp; &quot;x&quot; &amp;&quot; &quot;&amp; [.B180]" table:style-name="ce3">
            <text:p>318 x 173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float" office:value="429" table:style-name="ce3">
            <text:p>429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00 x 429" table:formula="of:=[.A181] &amp; &quot; &quot;&amp; &quot;x&quot; &amp;&quot; &quot;&amp; [.B181]" table:style-name="ce3">
            <text:p>300 x 429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00 x 300" table:formula="of:=[.A182] &amp; &quot; &quot;&amp; &quot;x&quot; &amp;&quot; &quot;&amp; [.B182]" table:style-name="ce3">
            <text:p>300 x 3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float" office:value="225" table:style-name="ce3">
            <text:p>225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300 x 225" table:formula="of:=[.A183] &amp; &quot; &quot;&amp; &quot;x&quot; &amp;&quot; &quot;&amp; [.B183]" table:style-name="ce3">
            <text:p>300 x 225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float" office:value="200" table:style-name="ce3">
            <text:p>200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300 x 200" table:formula="of:=[.A184] &amp; &quot; &quot;&amp; &quot;x&quot; &amp;&quot; &quot;&amp; [.B184]" table:style-name="ce3">
            <text:p>300 x 200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299" table:style-name="ce3">
            <text:p>299</text:p>
          </table:table-cell>
          <table:table-cell office:value-type="float" office:value="452" table:style-name="ce3">
            <text:p>452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299 x 452" table:formula="of:=[.A185] &amp; &quot; &quot;&amp; &quot;x&quot; &amp;&quot; &quot;&amp; [.B185]" table:style-name="ce3">
            <text:p>299 x 452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283" table:style-name="ce3">
            <text:p>283</text:p>
          </table:table-cell>
          <table:table-cell office:value-type="float" office:value="164" table:style-name="ce3">
            <text:p>164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83 x 164" table:formula="of:=[.A186] &amp; &quot; &quot;&amp; &quot;x&quot; &amp;&quot; &quot;&amp; [.B186]" table:style-name="ce3">
            <text:p>283 x 164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71" table:style-name="ce3">
            <text:p>271</text:p>
          </table:table-cell>
          <table:table-cell office:value-type="float" office:value="500" table:style-name="ce3">
            <text:p>5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71 x 500" table:formula="of:=[.A187] &amp; &quot; &quot;&amp; &quot;x&quot; &amp;&quot; &quot;&amp; [.B187]" table:style-name="ce3">
            <text:p>271 x 5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71" table:style-name="ce3">
            <text:p>271</text:p>
          </table:table-cell>
          <table:table-cell office:value-type="float" office:value="425" table:style-name="ce3">
            <text:p>425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71 x 425" table:formula="of:=[.A188] &amp; &quot; &quot;&amp; &quot;x&quot; &amp;&quot; &quot;&amp; [.B188]" table:style-name="ce3">
            <text:p>271 x 425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71" table:style-name="ce3">
            <text:p>271</text:p>
          </table:table-cell>
          <table:table-cell office:value-type="float" office:value="173" table:style-name="ce3">
            <text:p>173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71 x 173" table:formula="of:=[.A189] &amp; &quot; &quot;&amp; &quot;x&quot; &amp;&quot; &quot;&amp; [.B189]" table:style-name="ce3">
            <text:p>271 x 173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67" table:style-name="ce3">
            <text:p>267</text:p>
          </table:table-cell>
          <table:table-cell office:value-type="float" office:value="350" table:style-name="ce3">
            <text:p>35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67 x 350" table:formula="of:=[.A190] &amp; &quot; &quot;&amp; &quot;x&quot; &amp;&quot; &quot;&amp; [.B190]" table:style-name="ce3">
            <text:p>267 x 35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66" table:style-name="ce3">
            <text:p>266</text:p>
          </table:table-cell>
          <table:table-cell office:value-type="float" office:value="177" table:style-name="ce3">
            <text:p>177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266 x 177" table:formula="of:=[.A191] &amp; &quot; &quot;&amp; &quot;x&quot; &amp;&quot; &quot;&amp; [.B191]" table:style-name="ce3">
            <text:p>266 x 177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float" office:value="171" table:style-name="ce3">
            <text:p>171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56 x 171" table:formula="of:=[.A192] &amp; &quot; &quot;&amp; &quot;x&quot; &amp;&quot; &quot;&amp; [.B192]" table:style-name="ce3">
            <text:p>256 x 171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55" table:style-name="ce3">
            <text:p>255</text:p>
          </table:table-cell>
          <table:table-cell office:value-type="float" office:value="381" table:style-name="ce3">
            <text:p>381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55 x 381" table:formula="of:=[.A193] &amp; &quot; &quot;&amp; &quot;x&quot; &amp;&quot; &quot;&amp; [.B193]" table:style-name="ce3">
            <text:p>255 x 381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53" table:style-name="ce3">
            <text:p>253</text:p>
          </table:table-cell>
          <table:table-cell office:value-type="float" office:value="381" table:style-name="ce3">
            <text:p>381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53 x 381" table:formula="of:=[.A194] &amp; &quot; &quot;&amp; &quot;x&quot; &amp;&quot; &quot;&amp; [.B194]" table:style-name="ce3">
            <text:p>253 x 381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50" table:style-name="ce3">
            <text:p>250</text:p>
          </table:table-cell>
          <table:table-cell office:value-type="float" office:value="198" table:style-name="ce3">
            <text:p>19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50 x 198" table:formula="of:=[.A195] &amp; &quot; &quot;&amp; &quot;x&quot; &amp;&quot; &quot;&amp; [.B195]" table:style-name="ce3">
            <text:p>250 x 19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50" table:style-name="ce3">
            <text:p>250</text:p>
          </table:table-cell>
          <table:table-cell office:value-type="float" office:value="168" table:style-name="ce3">
            <text:p>16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50 x 168" table:formula="of:=[.A196] &amp; &quot; &quot;&amp; &quot;x&quot; &amp;&quot; &quot;&amp; [.B196]" table:style-name="ce3">
            <text:p>250 x 16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45" table:style-name="ce3">
            <text:p>245</text:p>
          </table:table-cell>
          <table:table-cell office:value-type="float" office:value="381" table:style-name="ce3">
            <text:p>381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45 x 381" table:formula="of:=[.A197] &amp; &quot; &quot;&amp; &quot;x&quot; &amp;&quot; &quot;&amp; [.B197]" table:style-name="ce3">
            <text:p>245 x 381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31" table:style-name="ce3">
            <text:p>231</text:p>
          </table:table-cell>
          <table:table-cell office:value-type="float" office:value="300" table:style-name="ce3">
            <text:p>3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31 x 300" table:formula="of:=[.A198] &amp; &quot; &quot;&amp; &quot;x&quot; &amp;&quot; &quot;&amp; [.B198]" table:style-name="ce3">
            <text:p>231 x 3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275" table:style-name="ce3">
            <text:p>275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25 x 275" table:formula="of:=[.A199] &amp; &quot; &quot;&amp; &quot;x&quot; &amp;&quot; &quot;&amp; [.B199]" table:style-name="ce3">
            <text:p>225 x 275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20" table:style-name="ce3">
            <text:p>220</text:p>
          </table:table-cell>
          <table:table-cell office:value-type="float" office:value="337" table:style-name="ce3">
            <text:p>337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20 x 337" table:formula="of:=[.A200] &amp; &quot; &quot;&amp; &quot;x&quot; &amp;&quot; &quot;&amp; [.B200]" table:style-name="ce3">
            <text:p>220 x 337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16" table:style-name="ce3">
            <text:p>216</text:p>
          </table:table-cell>
          <table:table-cell office:value-type="float" office:value="144" table:style-name="ce3">
            <text:p>144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16 x 144" table:formula="of:=[.A201] &amp; &quot; &quot;&amp; &quot;x&quot; &amp;&quot; &quot;&amp; [.B201]" table:style-name="ce3">
            <text:p>216 x 144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00 x 300" table:formula="of:=[.A202] &amp; &quot; &quot;&amp; &quot;x&quot; &amp;&quot; &quot;&amp; [.B202]" table:style-name="ce3">
            <text:p>200 x 3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244" table:style-name="ce3">
            <text:p>244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00 x 244" table:formula="of:=[.A203] &amp; &quot; &quot;&amp; &quot;x&quot; &amp;&quot; &quot;&amp; [.B203]" table:style-name="ce3">
            <text:p>200 x 244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212" table:style-name="ce3">
            <text:p>212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00 x 212" table:formula="of:=[.A204] &amp; &quot; &quot;&amp; &quot;x&quot; &amp;&quot; &quot;&amp; [.B204]" table:style-name="ce3">
            <text:p>200 x 212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00 x 200" table:formula="of:=[.A205] &amp; &quot; &quot;&amp; &quot;x&quot; &amp;&quot; &quot;&amp; [.B205]" table:style-name="ce3">
            <text:p>200 x 2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170" table:style-name="ce3">
            <text:p>17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00 x 170" table:formula="of:=[.A206] &amp; &quot; &quot;&amp; &quot;x&quot; &amp;&quot; &quot;&amp; [.B206]" table:style-name="ce3">
            <text:p>200 x 17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166" table:style-name="ce3">
            <text:p>166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00 x 166" table:formula="of:=[.A207] &amp; &quot; &quot;&amp; &quot;x&quot; &amp;&quot; &quot;&amp; [.B207]" table:style-name="ce3">
            <text:p>200 x 166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165" table:style-name="ce3">
            <text:p>165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00 x 165" table:formula="of:=[.A208] &amp; &quot; &quot;&amp; &quot;x&quot; &amp;&quot; &quot;&amp; [.B208]" table:style-name="ce3">
            <text:p>200 x 165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150" table:style-name="ce3">
            <text:p>150</text:p>
          </table:table-cell>
          <table:table-cell office:value-type="float" office:value="3" table:style-name="ce3">
            <text:p>3</text:p>
          </table:table-cell>
          <table:table-cell table:number-columns-repeated="5" table:style-name="ce1"/>
          <table:table-cell office:value-type="string" office:string-value="200 x 150" table:formula="of:=[.A209] &amp; &quot; &quot;&amp; &quot;x&quot; &amp;&quot; &quot;&amp; [.B209]" table:style-name="ce3">
            <text:p>200 x 150</text:p>
          </table:table-cell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147" table:style-name="ce3">
            <text:p>147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200 x 147" table:formula="of:=[.A210] &amp; &quot; &quot;&amp; &quot;x&quot; &amp;&quot; &quot;&amp; [.B210]" table:style-name="ce3">
            <text:p>200 x 147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139" table:style-name="ce3">
            <text:p>139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200 x 139" table:formula="of:=[.A211] &amp; &quot; &quot;&amp; &quot;x&quot; &amp;&quot; &quot;&amp; [.B211]" table:style-name="ce3">
            <text:p>200 x 139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133" table:style-name="ce3">
            <text:p>133</text:p>
          </table:table-cell>
          <table:table-cell office:value-type="float" office:value="3" table:style-name="ce3">
            <text:p>3</text:p>
          </table:table-cell>
          <table:table-cell table:number-columns-repeated="5" table:style-name="ce1"/>
          <table:table-cell office:value-type="string" office:string-value="200 x 133" table:formula="of:=[.A212] &amp; &quot; &quot;&amp; &quot;x&quot; &amp;&quot; &quot;&amp; [.B212]" table:style-name="ce3">
            <text:p>200 x 133</text:p>
          </table:table-cell>
          <table:table-cell office:value-type="float" office:value="3" table:style-name="ce3">
            <text:p>3</text:p>
          </table:table-cell>
          <table:table-cell table:number-columns-repeated="16374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float" office:value="181" table:style-name="ce3">
            <text:p>181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80 x 181" table:formula="of:=[.A213] &amp; &quot; &quot;&amp; &quot;x&quot; &amp;&quot; &quot;&amp; [.B213]" table:style-name="ce3">
            <text:p>180 x 181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float" office:value="175" table:style-name="ce3">
            <text:p>175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80 x 175" table:formula="of:=[.A214] &amp; &quot; &quot;&amp; &quot;x&quot; &amp;&quot; &quot;&amp; [.B214]" table:style-name="ce3">
            <text:p>180 x 175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float" office:value="136" table:style-name="ce3">
            <text:p>136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80 x 136" table:formula="of:=[.A215] &amp; &quot; &quot;&amp; &quot;x&quot; &amp;&quot; &quot;&amp; [.B215]" table:style-name="ce3">
            <text:p>180 x 136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float" office:value="128" table:style-name="ce3">
            <text:p>128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180 x 128" table:formula="of:=[.A216] &amp; &quot; &quot;&amp; &quot;x&quot; &amp;&quot; &quot;&amp; [.B216]" table:style-name="ce3">
            <text:p>180 x 128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174" table:style-name="ce3">
            <text:p>174</text:p>
          </table:table-cell>
          <table:table-cell office:value-type="float" office:value="217" table:style-name="ce3">
            <text:p>217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74 x 217" table:formula="of:=[.A217] &amp; &quot; &quot;&amp; &quot;x&quot; &amp;&quot; &quot;&amp; [.B217]" table:style-name="ce3">
            <text:p>174 x 217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float" office:value="127" table:style-name="ce3">
            <text:p>127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70 x 127" table:formula="of:=[.A218] &amp; &quot; &quot;&amp; &quot;x&quot; &amp;&quot; &quot;&amp; [.B218]" table:style-name="ce3">
            <text:p>170 x 127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62" table:style-name="ce3">
            <text:p>162</text:p>
          </table:table-cell>
          <table:table-cell office:value-type="float" office:value="252" table:style-name="ce3">
            <text:p>252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62 x 252" table:formula="of:=[.A219] &amp; &quot; &quot;&amp; &quot;x&quot; &amp;&quot; &quot;&amp; [.B219]" table:style-name="ce3">
            <text:p>162 x 252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57" table:style-name="ce3">
            <text:p>157</text:p>
          </table:table-cell>
          <table:table-cell office:value-type="float" office:value="200" table:style-name="ce3">
            <text:p>2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57 x 200" table:formula="of:=[.A220] &amp; &quot; &quot;&amp; &quot;x&quot; &amp;&quot; &quot;&amp; [.B220]" table:style-name="ce3">
            <text:p>157 x 2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55" table:style-name="ce3">
            <text:p>155</text:p>
          </table:table-cell>
          <table:table-cell office:value-type="float" office:value="110" table:style-name="ce3">
            <text:p>11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55 x 110" table:formula="of:=[.A221] &amp; &quot; &quot;&amp; &quot;x&quot; &amp;&quot; &quot;&amp; [.B221]" table:style-name="ce3">
            <text:p>155 x 11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float" office:value="149" table:style-name="ce3">
            <text:p>149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53 x 149" table:formula="of:=[.A222] &amp; &quot; &quot;&amp; &quot;x&quot; &amp;&quot; &quot;&amp; [.B222]" table:style-name="ce3">
            <text:p>153 x 149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float" office:value="122" table:style-name="ce3">
            <text:p>122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52 x 122" table:formula="of:=[.A223] &amp; &quot; &quot;&amp; &quot;x&quot; &amp;&quot; &quot;&amp; [.B223]" table:style-name="ce3">
            <text:p>152 x 122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130" table:style-name="ce3">
            <text:p>13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50 x 130" table:formula="of:=[.A224] &amp; &quot; &quot;&amp; &quot;x&quot; &amp;&quot; &quot;&amp; [.B224]" table:style-name="ce3">
            <text:p>150 x 13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2" table:style-name="ce3">
            <text:p>2</text:p>
          </table:table-cell>
          <table:table-cell table:number-columns-repeated="5" table:style-name="ce1"/>
          <table:table-cell office:value-type="string" office:string-value="150 x 100" table:formula="of:=[.A225] &amp; &quot; &quot;&amp; &quot;x&quot; &amp;&quot; &quot;&amp; [.B225]" table:style-name="ce3">
            <text:p>150 x 100</text:p>
          </table:table-cell>
          <table:table-cell office:value-type="float" office:value="2" table:style-name="ce3">
            <text:p>2</text:p>
          </table:table-cell>
          <table:table-cell table:number-columns-repeated="16374"/>
        </table:table-row>
        <table:table-row table:style-name="ro1">
          <table:table-cell office:value-type="float" office:value="149" table:style-name="ce3">
            <text:p>149</text:p>
          </table:table-cell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49 x 100" table:formula="of:=[.A226] &amp; &quot; &quot;&amp; &quot;x&quot; &amp;&quot; &quot;&amp; [.B226]" table:style-name="ce3">
            <text:p>149 x 10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float" office:value="229" table:style-name="ce3">
            <text:p>229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48 x 229" table:formula="of:=[.A227] &amp; &quot; &quot;&amp; &quot;x&quot; &amp;&quot; &quot;&amp; [.B227]" table:style-name="ce3">
            <text:p>148 x 229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216" table:style-name="ce3">
            <text:p>216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44 x 216" table:formula="of:=[.A228] &amp; &quot; &quot;&amp; &quot;x&quot; &amp;&quot; &quot;&amp; [.B228]" table:style-name="ce3">
            <text:p>144 x 216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108" table:style-name="ce3">
            <text:p>10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44 x 108" table:formula="of:=[.A229] &amp; &quot; &quot;&amp; &quot;x&quot; &amp;&quot; &quot;&amp; [.B229]" table:style-name="ce3">
            <text:p>144 x 10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120" table:style-name="ce3">
            <text:p>120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20 x 120" table:formula="of:=[.A230] &amp; &quot; &quot;&amp; &quot;x&quot; &amp;&quot; &quot;&amp; [.B230]" table:style-name="ce3">
            <text:p>120 x 120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109" table:style-name="ce3">
            <text:p>109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20 x 109" table:formula="of:=[.A231] &amp; &quot; &quot;&amp; &quot;x&quot; &amp;&quot; &quot;&amp; [.B231]" table:style-name="ce3">
            <text:p>120 x 109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float" office:value="108" table:style-name="ce3">
            <text:p>108</text:p>
          </table:table-cell>
          <table:table-cell office:value-type="float" office:value="1" table:style-name="ce3">
            <text:p>1</text:p>
          </table:table-cell>
          <table:table-cell table:number-columns-repeated="5" table:style-name="ce1"/>
          <table:table-cell office:value-type="string" office:string-value="108 x 108" table:formula="of:=[.A232] &amp; &quot; &quot;&amp; &quot;x&quot; &amp;&quot; &quot;&amp; [.B232]" table:style-name="ce3">
            <text:p>108 x 108</text:p>
          </table:table-cell>
          <table:table-cell office:value-type="float" office:value="1" table:style-name="ce3">
            <text:p>1</text:p>
          </table:table-cell>
          <table:table-cell table:number-columns-repeated="16374"/>
        </table:table-row>
        <table:table-row table:style-name="ro1">
          <table:table-cell table:style-name="ce7"/>
          <table:table-cell table:style-name="ce1"/>
          <table:table-cell table:style-name="ce7"/>
          <table:table-cell table:number-columns-repeated="16381" table:style-name="ce1"/>
        </table:table-row>
        <table:table-row table:style-name="ro1">
          <table:table-cell table:style-name="ce7"/>
          <table:table-cell table:style-name="ce1"/>
          <table:table-cell table:style-name="ce7"/>
          <table:table-cell table:number-columns-repeated="5" table:style-name="ce1"/>
          <table:table-cell office:value-type="string" table:style-name="ce2">
            <text:p>TOTAL IMG</text:p>
          </table:table-cell>
          <table:table-cell office:value-type="float" office:value="594" table:formula="of:=SUM([.J2:.J232])" table:style-name="ce3">
            <text:p>594</text:p>
          </table:table-cell>
          <table:table-cell table:number-columns-repeated="16374"/>
        </table:table-row>
        <table:table-row table:style-name="ro1">
          <table:table-cell table:style-name="ce7"/>
          <table:table-cell table:style-name="ce1"/>
          <table:table-cell table:style-name="ce7"/>
          <table:table-cell table:number-columns-repeated="16381" table:style-name="ce1"/>
        </table:table-row>
        <table:table-row table:number-rows-repeated="10483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David Campoamor</meta:initial-creator>
    <dc:creator>34628</dc:creator>
    <meta:creation-date>2023-02-27T16:20:17Z</meta:creation-date>
    <dc:date>2023-02-27T16:20:17Z</dc:date>
    <meta:editing-cycles>5</meta:editing-cycles>
    <meta:editing-duration>PT2493S</meta:editing-duration>
  </office:meta>
</office:document-meta>
</file>